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3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4" style:family="paragraph" style:parent-style-name="Text_20_body_20_indent">
      <style:paragraph-properties fo:margin-left="0.5in" fo:margin-right="0in" fo:text-indent="0in" style:auto-text-indent="false"/>
    </style:style>
    <style:style style:name="P5" style:family="paragraph" style:parent-style-name="Text_20_body_20_indent">
      <style:paragraph-properties fo:margin-left="0.5in" fo:margin-right="0in" fo:text-indent="0in" style:auto-text-indent="false"/>
      <style:text-properties fo:font-weight="bold"/>
    </style:style>
    <style:style style:name="P6" style:family="paragraph" style:parent-style-name="Text_20_body_20_indent">
      <style:paragraph-properties fo:margin-left="0.5in" fo:margin-right="0in" fo:text-indent="0in" style:auto-text-indent="false"/>
      <style:text-properties fo:font-size="10pt" fo:font-weight="normal"/>
    </style:style>
    <style:style style:name="P7" style:family="paragraph" style:parent-style-name="Text_20_body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Text_20_body_20_indent">
      <style:paragraph-properties fo:margin-left="1in" fo:margin-right="0in" fo:text-indent="0in" style:auto-text-indent="false"/>
    </style:style>
    <style:style style:name="P9" style:family="paragraph" style:parent-style-name="Text_20_body">
      <style:text-properties fo:color="#ff0000"/>
    </style:style>
    <style:style style:name="P10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335in" style:type="right" style:leader-style="dotted" style:leader-text="."/>
        </style:tab-stops>
      </style:paragraph-properties>
    </style:style>
    <style:style style:name="P12" style:family="paragraph" style:parent-style-name="Code_20_Indented">
      <style:paragraph-properties fo:margin-left="1in" fo:margin-right="0in" fo:text-indent="-0.25in" style:auto-text-indent="false"/>
    </style:style>
    <style:style style:name="P13" style:family="paragraph" style:parent-style-name="List_20_Bullet" style:list-style-name="">
      <style:text-properties fo:font-size="12pt" style:font-size-asian="12pt" style:font-size-complex="12pt"/>
    </style:style>
    <style:style style:name="P14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15" style:family="paragraph" style:parent-style-name="Standard" style:list-style-name="L2"/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Heading_20_1" style:list-style-name="L1"/>
    <style:style style:name="P18" style:family="paragraph" style:parent-style-name="Text_20_body_20_indent" style:list-style-name="L3"/>
    <style:style style:name="P19" style:family="paragraph" style:parent-style-name="Text_20_body" style:list-style-name="L3"/>
    <style:style style:name="P20" style:family="paragraph" style:parent-style-name="List_20_Number" style:list-style-name="L3"/>
    <style:style style:name="P21" style:family="paragraph" style:parent-style-name="List_20_Number" style:list-style-name="L3">
      <style:text-properties fo:color="#ff0000"/>
    </style:style>
    <style:style style:name="P22" style:family="paragraph" style:parent-style-name="List_20_Number">
      <style:paragraph-properties fo:margin-left="0.5in" fo:margin-right="0in" fo:text-indent="0in" style:auto-text-indent="false"/>
    </style:style>
    <style:style style:name="P23" style:family="paragraph" style:parent-style-name="Heading_20_2" style:list-style-name="L1"/>
    <style:style style:name="P24" style:family="paragraph" style:parent-style-name="List_20_Number_20_Code">
      <style:paragraph-properties fo:margin-left="0.5in" fo:margin-right="0in" fo:text-indent="0in" style:auto-text-inden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8Num39z0" style:num-suffix=".0" style:num-format="1">
        <style:list-level-properties text:min-label-width="0.4in" text:min-label-distance="0.1in"/>
      </text:list-level-style-number>
      <text:list-level-style-number text:level="2" style:num-format="1" text:display-levels="2">
        <style:list-level-properties text:min-label-width="0.4in" text:min-label-distance="0.1in"/>
      </text:list-level-style-number>
      <text:list-level-style-number text:level="3" style:num-format="1" text:display-levels="3">
        <style:list-level-properties text:min-label-width="0.5in" text:min-label-distance="0.1in"/>
      </text:list-level-style-number>
      <text:list-level-style-number text:level="4" style:num-format="1" text:display-levels="4">
        <style:list-level-properties text:min-label-width="0.6in" text:min-label-distance="0.1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CAT 2 Setup PostgreSQL</text:p>
      <text:p text:style-name="P16"><text:date style:data-style-name="N37" text:date-value="2010-01-07T10:53:17">01/07/10</text:date>, <text:time style:data-style-name="N43" text:time-value="2010-01-07T10:53:17">10:53:17 AM</text:time></text:p>
      <text:p text:style-name="P3"/>
      <text:p text:style-name="Dat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1.Switching to  PostgreSQL Database on Linux|outline" text:style-name="Internet_20_link" text:visited-style-name="Internet_20_link">1.0 Switching to <text:s/>PostgreSQL Database on Linux</text:a><text:tab/>1</text:p>
          <text:p text:style-name="P11"><text:a xlink:type="simple" xlink:href="#1.1.Install PostgreSQL |outline" text:style-name="Internet_20_link" text:visited-style-name="Internet_20_link">1.1 Install PostgreSQL </text:a><text:tab/>1</text:p>
          <text:p text:style-name="P11"><text:a xlink:type="simple" xlink:href="#1.2.Migrate your database to PostgreSQL|outline" text:style-name="Internet_20_link" text:visited-style-name="Internet_20_link">1.2 Migrate your database to PostgreSQL</text:a><text:tab/>2</text:p>
        </text:index-body>
      </text:table-of-content>
      <text:p text:style-name="P2"/>
      <text:list xml:id="list1377212824" text:style-name="L1">
        <text:list-item>
          <text:h text:style-name="P17" text:outline-level="1">Switching to <text:s/>PostgreSQL Database on Linux</text:h>
        </text:list-item>
      </text:list>
      <text:p text:style-name="Standard"/>
      <text:p text:style-name="Standard">To set up the postgresql database on the Management Node follow these steps. </text:p>
      <text:p text:style-name="Standard"/>
      <text:p text:style-name="Standard">This example assumes:</text:p>
      <text:list xml:id="list619021953" text:style-name="L2">
        <text:list-item>
          <text:p text:style-name="P15">11.16.0.1: <text:s/>IP of management node (cluster-facing NIC)</text:p>
        </text:list-item>
        <text:list-item>
          <text:p text:style-name="P15">xcatdb: <text:s/>database name</text:p>
        </text:list-item>
        <text:list-item>
          <text:p text:style-name="P15">xcatadmin: <text:s/>database role (aka user)</text:p>
        </text:list-item>
        <text:list-item>
          <text:p text:style-name="P15">cluster: <text:s/>database password</text:p>
        </text:list-item>
        <text:list-item>
          <text:p text:style-name="P15">11.16.1.230 &amp; 11.16.2.230: <text:s/>service nodes (mgmt node facing NIC)</text:p>
        </text:list-item>
      </text:list>
      <text:p text:style-name="Text_20_body_20_indent">Substitute your addresses and desired userid , password and database name as appropriate.</text:p>
      <text:h text:style-name="Heading_20_2" text:outline-level="2">Install PostgreSQL </text:h>
      <text:p text:style-name="Standard"/>
      <text:p text:style-name="Standard">The following rpms should be installed from the Linux media on the Management Node (and service node when installed). <text:s/>These are required for postgresql. <text:s text:c="2"/>The postgreSQL rpms are part of the base Linux OS. </text:p>
      <text:p text:style-name="P13"/>
      <text:list xml:id="list747648975" text:style-name="WW8Num9">
        <text:list-item text:start-value="1">
          <text:p text:style-name="P24">install perl-DBD-Pg postgresql-server postgresql <text:s/></text:p>
        </text:list-item>
      </text:list>
      <text:p text:style-name="P7"/>
      <text:list xml:id="list1853033748" text:continue-numbering="true" text:style-name="WW8Num9">
        <text:list-item>
          <text:p text:style-name="P22">Initialize the database :</text:p>
        </text:list-item>
      </text:list>
      <text:p text:style-name="P12">service postgresql initdb</text:p>
      <text:list xml:id="list1335687096" text:continue-numbering="true" text:style-name="WW8Num9">
        <text:list-item>
          <text:p text:style-name="P24">service postgresql start</text:p>
        </text:list-item>
        <text:list-item>
          <text:p text:style-name="P24">su - postgres</text:p>
        </text:list-item>
        <text:list-item>
          <text:p text:style-name="P24">createuser -SDRP xcatadmin<text:line-break/>Enter password for new role: cluster<text:line-break/>Enter it again: cluster</text:p>
        </text:list-item>
        <text:list-item>
          <text:p text:style-name="P24">createdb -O xcatadmin xcatdb</text:p>
        </text:list-item>
        <text:list-item>
          <text:p text:style-name="P24">exit</text:p>
        </text:list-item>
        <text:list-item>
          <text:p text:style-name="P24">cd /var/lib/pgsql/data/</text:p>
        </text:list-item>
        <text:list-item>
          <text:p text:style-name="P24"><text:soft-page-break/>vi pg_hba.conf</text:p>
        </text:list-item>
      </text:list>
      <text:p text:style-name="P4"><text:line-break/>Lines should look like this (with your IP addresses substituted). <text:s text:c="2"/>This allows the service nodes to access the DB.</text:p>
      <text:p text:style-name="P12">local all all ident sameuser</text:p>
      <text:p text:style-name="P12"># IPv4 local connections:</text:p>
      <text:p text:style-name="P12">host all all 127.0.0.1/32 md5</text:p>
      <text:p text:style-name="P12">host all all 11.16.0.1/32 md5</text:p>
      <text:p text:style-name="P12">host all all 11.16.1.230/32 md5</text:p>
      <text:p text:style-name="P12">host all all 11.16.2.230/32 md5</text:p>
      <text:p text:style-name="P12"/>
      <text:p text:style-name="P4">where 11.16.0.1 is the MN and 11.16.1.230 and 11.16.2.230 are service nodes.</text:p>
      <text:p text:style-name="P4"/>
      <text:list xml:id="list789459160" text:continue-numbering="true" text:style-name="WW8Num9">
        <text:list-item>
          <text:p text:style-name="P24">vi postgresql.conf</text:p>
        </text:list-item>
      </text:list>
      <text:p text:style-name="P8">set listen_addresses to '*':</text:p>
      <text:p text:style-name="P12">listen_addresses = '*' <text:s text:c="2"/># This allows remote access. </text:p>
      <text:p text:style-name="P5">Note: Be sure to uncomment the line</text:p>
      <text:p text:style-name="P6">If you are working on large systems, <text:s/>you may need to increate the max_connections attribute in the file. <text:s/>This is the number of connections that can be make to the database at one time. <text:s text:c="2"/>If you are using service nodes, <text:s/>it is recommended that you</text:p>
      <text:p text:style-name="P6"><text:s/>set max_connections = 1000</text:p>
      <text:p text:style-name="P4"/>
      <text:list xml:id="list904335762" text:continue-numbering="true" text:style-name="WW8Num9">
        <text:list-item>
          <text:p text:style-name="P24">service postgresql restart</text:p>
        </text:list-item>
        <text:list-item>
          <text:p text:style-name="P24">chkconfig postgresql on</text:p>
        </text:list-item>
      </text:list>
      <text:h text:style-name="Heading_20_2" text:outline-level="2">Migrate your database to PostgreSQL</text:h>
      <text:p text:style-name="Text_20_body"/>
      <text:list xml:id="list1784635292" text:style-name="L3">
        <text:list-item>
          <text:p text:style-name="P20">Backup <text:s/>your database to migrate to the new database. <text:s/>(This is required even if you have not added anything to your xCAT database yet. <text:s/>Required default entries were created when the xCAT RPMs were installed on the management node which, and they must be migrated to the new postgresql database.)<text:line-break/></text:p>
        </text:list-item>
      </text:list>
      <text:p text:style-name="P12">mkdir -p ~/xcat-dbback</text:p>
      <text:p text:style-name="P12">dumpxCATdb -p ~/xcat-dbback</text:p>
      <text:p text:style-name="P12"/>
      <text:list xml:id="list659511573" text:continue-numbering="true" text:style-name="L3">
        <text:list-item>
          <text:p text:style-name="P20">/etc/xcat/cfgloc file should contain the following line, substituting your specific info. This points the xCAT database access code to the new database. </text:p>
          <text:p text:style-name="P18"/>
        </text:list-item>
      </text:list>
      <text:p text:style-name="P12">Pg:dbname=xcatdb;host=11.16.0.1|xcatadmin|cluster</text:p>
      <text:p text:style-name="P12"/>
      <text:p text:style-name="Text_20_body"><text:s text:c="14"/>change to allow only root access:</text:p>
      <text:p text:style-name="P12">chmod 0600 /etc/xcat/cfgloc</text:p>
      <text:p text:style-name="P9"/>
      <text:list xml:id="list1994965359" text:continue-numbering="true" text:style-name="L3">
        <text:list-item>
          <text:p text:style-name="P20">Restore your database to postgresql (bypass mode runs the command without xcatd):</text:p>
        </text:list-item>
      </text:list>
      <text:p text:style-name="P12"><text:soft-page-break/>XCATBYPASS=1 restorexCATdb -p ~/xcat-dbback</text:p>
      <text:list xml:id="list1282347963" text:continue-numbering="true" text:style-name="L3">
        <text:list-header>
          <text:p text:style-name="P21"/>
        </text:list-header>
        <text:list-item>
          <text:p text:style-name="P20">Start the xcatd daemon using the postgresql database</text:p>
        </text:list-item>
      </text:list>
      <text:p text:style-name="P12">service xcatd restart</text:p>
      <text:list xml:id="list342383910" text:continue-numbering="true" text:style-name="L3">
        <text:list-header>
          <text:p text:style-name="P18"/>
          <text:p text:style-name="P20"/>
          <text:p text:style-name="P20"/>
          <text:p text:style-name="P19"/>
        </text:list-header>
      </text:list>
      <text:list xml:id="list795465438" text:continue-list="list1377212824" text:style-name="L1">
        <text:list-item>
          <text:list>
            <text:list-header>
              <text:h text:style-name="P23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.0193in" fo:margin-right="0in" fo:margin-top="0.1665in" fo:margin-bottom="0.0417in" fo:text-indent="0in" style:auto-text-indent="false" fo:keep-with-next="always"/>
      <style:text-properties style:font-name="Arial" fo:font-size="15pt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margin-top="0.0799in" fo:margin-bottom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Text_20_body" style:class="html">
      <style:text-properties style:font-name="Courier" fo:font-size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39z0" style:num-suffix=".0" style:num-format="1">
        <style:list-level-properties text:min-label-width="0.4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list-level-properties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xCAT 2 Setup Posgresql</dc:title>
    <meta:initial-creator>IBM_USER</meta:initial-creator>
    <meta:creation-date>2008-03-11T09:00:00</meta:creation-date>
    <dc:date>2010-01-07T10:53:17</dc:date>
    <meta:printed-by>Egan Ford</meta:printed-by>
    <meta:print-date>2008-05-08T10:26:10</meta:print-date>
    <meta:editing-cycles>353</meta:editing-cycles>
    <meta:editing-duration>PT222H10M39S</meta:editing-duration>
    <meta:document-statistic meta:table-count="0" meta:image-count="0" meta:object-count="0" meta:page-count="3" meta:paragraph-count="56" meta:word-count="447" meta:character-count="2855"/>
    <dc:creator>Bruce Potter</dc:creator>
    <meta:user-defined meta:name="Info 1"/>
    <meta:user-defined meta:name="Info 2"/>
    <meta:user-defined meta:name="Info 3"/>
    <meta:user-defined meta:name="Info 4"/>
  </office:meta>
</office:document-meta>
</file>